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position="super 58%" style:text-underline-style="none" fo:font-weight="normal" style:font-weight-asian="normal" style:font-weight-complex="normal"/>
    </style:style>
    <style:style style:name="T4"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 text:c="6"/>Karel Jess Bissakonou</text:p>
      <text:p text:style-name="P3"><text:s text:c="5"/></text:p>
      <text:p text:style-name="P3"><text:s text:c="6"/>Wide Area Network</text:p>
      <text:p text:style-name="P3"><text:s text:c="2"/></text:p>
      <text:p text:style-name="P3"><text:s text:c="6"/>23 October 2025 </text:p>
      <text:p text:style-name="P3"/>
      <text:p text:style-name="P3"><text:s text:c="16"/><text:span text:style-name="T4">CLOUD SERVERS AS A SOLUTION TO IT MAINTENANCE PROBLEMS</text:span></text:p>
      <text:p text:style-name="P3"><text:s text:c="6"/></text:p>
      <text:p text:style-name="Standard"/>
      <text:p text:style-name="Standard"><text:s text:c="11"/>Information technology (IT) is integral to the modernization of economies worldwide, including Cameroon. However, the country continues to face challenges in maintaining IT systems due to inadequate , limited technical skills , and high operational cost. As global systems migrate towards digitalization ,Cameroon faces increasing pressure to modernize and sustain its IT assests effectively. Cloud computing, as decribed by Furht and Escalante(2010), offers scalable, on demand access to computing reources that reduce dependence on physical infrastructure. By integrating cloud servers into th national ecosystem, Cameroon can overcome many of the traditional barriers associated with IT maintenance , ensuring cost efficiency and improved reliability. </text:p>
      <text:p text:style-name="Standard"/>
      <text:p text:style-name="Standard"><text:s text:c="14"/>Mobley (2004) defines maintenance as a process that ensures the continued availability and reliability of systems and equipment. In many Cameroonian institutions, maintenance practices remain reactive, focusing on fixing problems after they occur rather than preventing them. This approach leads to high costs, downtime, and reduced productivity. Public institutions, such as the Ministry of Finance or state universities, often lack dedicated maintenance teams or automated monitoring systems. As a result, equipment failures can cause data loss and service interruptions. Moreover, many organizations struggle with poor access to spare parts and limited vendor support. These challenges mirror the issues identified by Mobley (2004), who argues that ineffective maintenance programs lead to wasteful spending and inefficiency. </text:p>
      <text:p text:style-name="Standard"/>
      <text:p text:style-name="P1"><text:s/>Impacts of maintenance</text:p>
      <text:p text:style-name="Standard"/>
      <text:p text:style-name="Standard"><text:s text:c="13"/>Maintenance costs, as defined by normal plant accounting procedures, are normally a major portion of the total operating costs in most plants. Traditional maintenance costs (i.e., labor and material) in the United States have escalated at a tremendous rate over the past 10 years. In 1981, domestic plants spent more than $600 billion to maintain their critical plant systems. By 1991, the costs had increase to more than $800 billion, and they were projected to top $1.2 trillion by the year 2000. These evaluations indicate that on average, one third, or $250 billion, of all maintenance dollars are wasted through ineffective maintenance management methods. American industry cannot absorb the incredible level of inefficiency and hope to compete in the world market. Because of the exorbitant nature of maintenance costs, they represent the greatest potential short-term improvement. Delays, product rejects, scheduled maintenance downtime, and traditional maintenance costs—such as labor, overtime, and repair parts—are generally the major contributors to abnormal maintenance costs within a plant. The dominant reason for this ineffective management is the lack of factual data that quantify the actual need for repair or maintenance of plant machinery, equipment, and systems. Maintenance scheduling has been and in many instances still is predicated on statistical trend data or on the actual failure of plant equipment. Until recently, middle and corporate level management have ignored the impact of the maintenance operation on product quality, production costs, and more importantly on bottom-line profit. The general opinion has been ‘‘maintenance is 1 www.mpedia.ir a necessary evil’’ or ‘‘nothing can be done to improve maintenance costs.’’ Perhaps these were true statements 10 or 20 <text:soft-page-break/>years ago. However, the developments of microprocessor or computer-based instrumentation that can be used to monitor the operating condition of plant equipment, machinery, and systems have provided the means to manage the maintenance operation. They have provided the means to reduce or eliminate unnecessary repairs, prevent catastrophic machine failures, and reduce the negative impact of the maintenance operation on the profitability of manufacturing and production plants. There are different types of maintenance, like ; Preventive , Reactive or run-to- failure, Routine, Predictive ,Condition based, Corrective,Meter based, Time based and Prescriptive maintenance.We are going to study two types of maintenance in this essay for better understanding.</text:p>
      <text:p text:style-name="Standard"/>
      <text:p text:style-name="Standard"/>
      <text:p text:style-name="Standard"><text:s text:c="13"/>Run-to-Failure Mantenance is the oldest type of maintenance.The logic of run-to-failure mantenance is simple and straightforward. When a machine breaks, fix it. This ‘‘if it ain’t broke, don’t fix it’’ method of maintaining plant machinery has been a major part of plant maintenance operations since the first manufacturing plant was built, and on the surface sounds reasonable. A plant using run-to-failure management does not spend any money on maintenance until a machine or system fails to operate. Run-to-failure is a reactive management technique that waits for machine or equipment failure before any maintenance action is taken. It is in truth a no-maintenance approach of management. It is also the most expensive method of maintenance management. Few plants use a true run-to-failure management philosophy. In almost all instances, plants perform basic preventive tasks (i.e., lubrication, machine adjustments, and other adjustments) even in a run-to-failure environment. However, in this type of management, machines and other plant equipment are not rebuilt nor are any major repairs made until the equipment fails to operate. The major expenses associated with this type of maintenance management are: (1) high spare parts inventory cost, <text:s/>(2) high overtime labor costs, (3) high machine downtime, and (4) low production availability. Since there is no attempt to anticipate maintenance requirements, a plant that uses true run-to-failure management must be able to react to all possible failures within the plant. This reactive method of management forces the maintenance department to maintain extensive spare parts inventories that include spare machines or at least all major components for all critical equipment in the plant. The alternative is to rely on equipment vendors that can provide immediate delivery of all required spare parts. Even if the latter is possible, premiums for expedited delivery substantially increase the costs 2 Maintenance Fundamentals www.mpedia.ir of repair parts and downtime required for correcting machine failures. To minimize the impact on production created by unexpected machine failures, maintenance personnel must also be able to react immediately to all machine failures. The net result of this reactive type of maintenance management is higher maintenance cost and lower availability of process machinery. Analysis of maintenance costs indicates that a repair performed in the reactive or run-to-failure mode will average about three times higher than the same repair made within a scheduled or preventive mode. Scheduling the repair provides the ability to minimize the repair time and associated labor costs. It also provides the means of reducing the negative impact of expedited shipments and lost production. </text:p>
      <text:p text:style-name="Standard"/>
      <text:p text:style-name="Standard"><text:s text:c="16"/>Predictive Maintenance .Like preventive maintenance, predictive maintenance has many definitions. To some, predictive maintenance is monitoring the vibration of rotating machinery in an attempt to detect incipient problems and to prevent catastrophic failure. To others, it is monitoring the infrared image of electrical switchgears, motors, and other electrical equipment to detect developing problems. The common premise of predictive maintenance is that regular monitoring of the mechanical condition of machine-trains will ensure the maximum interval between repair and minimize the number and cost of unscheduled outages created by machine-train failures. Predictive maintenance is much more. It is the means of improving productivity, product quality, and overall effectiveness of our manufacturing and production plants. Predictive maintenance is not vibration monitoring or thermal imaging or lubricating oil analysis or any of the other nondestructive testing techniques that are being <text:soft-page-break/>marketed as predictive maintenance tools. Predictive maintenance is a philosophy or attitude that, simply stated, uses the actual operating condition of plant equipment and 4 Maintenance Fundamentals www.mpedia.ir systems to optimize total plant operation. A comprehensive predictive maintenance management program utilizes a combination of the most cost-effective tools—that is, vibration monitoring, thermography, tribology, etc.—to obtain the actual operating condition of critical plant systems, and based on these actual data, schedules all maintenance activities on an as-needed basis. Including predictive maintenance in a comprehensive maintenance management program will provide the ability to optimize the availability of process machinery and greatly reduce the cost of maintenance. It will also provide the means to improve product quality, productivity, and profitability of our manufacturing and production plants. Predictive maintenance is a condition-driven preventive maintenance program. Instead of relying on industrial or in-plant average-life statistics (i.e., MTTF) to schedule maintenance activities, predictive maintenance uses direct monitoring of the mechanical condition, system efficiency, and other indicators to determine the actual MTTF or loss of efficiency for each machine-train and system in the plant. At best, traditional time-driven methods provide a guideline to normal machine-train life spans. The final decision, in preventive or run-to-failure programs, on repair or rebuild schedules must be made on the bases of intuition and the personal experience of the maintenance manager. The addition of a comprehensive predictive maintenance program can and will provide factual data on the actual mechanical condition of each machine-train and operating efficiency of each process system. These data provide the maintenance manager with actual data for scheduling maintenance activities. A predictive maintenance program can minimize unscheduled breakdowns of all mechanical equipment in the plant and ensure that repaired equipment is in acceptable mechanical condition. The program can also identify machine-train problems before they become serious. Most mechanical problems can be minimized if they are detected and repaired early. Normal mechanical failure modes degrade at a speed directly proportional to their severity. If the problem is detected early, major repairs, in most instances, can be prevented. Simple vibration analysis is predicated on two basic facts: all common failure modes have distinct vibration frequency components that can be isolated and identified, and the amplitude of each distinct vibration component will remain constant unless there is a change in the operating dynamics of the machine-train. These facts, their impact on machinery, and methods that will identify and quantify the root cause of failure modes will be developed in more detail in later chapters. Predictive maintenance that utilizes process efficiency, heat loss, or other nondestructive techniques can quantify the operating efficiency of non-mechanical plant equipment or systems. These techniques used in conjunction with vibration analysis can provide the maintenance manager or plant engineer with factual Impact of Maintenance 5 www.mpedia.ir information that will enable him to achieve optimum reliability and availability from the plant. There are five nondestructive techniques normally used for predictive maintenance management: (1) vibration monitoring, (2) process parameter monitoring, (3) thermography, (4) tribology, and (5) visual inspection. Each technique has a unique data set that will assist the maintenance manager in determining the actual need for maintenance. How do you determine which technique or techniques are required in your plant? How do you determine the best method to implement each of the technologies? If you listen to the salesman for the vendors that supply predictive maintenance systems, his is the only solution to your problem. How do you separate the good from the bad? Most comprehensive predictive maintenance programs will use vibration analysis as the primary tool. Since the majority of normal plant equipment is mechanical, vibration monitoring will provide the best tool for routine monitoring and identification of incipient problems. However, vibration analysis will not provide the data required on electrical equipment, areas of heat loss, condition of lubricating oil, or other parameters that should be included in your program. </text:p>
      <text:p text:style-name="Standard"/>
      <text:p text:style-name="Standard"><text:s text:c="28"/></text:p>
      <text:p text:style-name="Standard"><text:s text:c="23"/>Cloud computing provides a revolutionary model that replaces local maintenance <text:soft-page-break/>burdens with virtualized services managed by specialized providers. According to Furht and Escalante (2010), cloud computing consists of three service models: Infrastructure-as-a-Service (IaaS), Platform-as-a-Service (PaaS), and Software-as-a-Service (SaaS). Through these layers, organizations can outsource server management, software updates, and data storage to external providers. This eliminates the need for expensive in-house maintenance and ensures continuous access to the latest technology. Virtualization(a key component of cloud computing) allows multiple users to share resources efficiently, thereby reducing hardware failure risks. In a Cameroonian context, this can significantly reduce dependency on imported hardware, which is both costly and difficult to maintain. </text:p>
      <text:p text:style-name="Standard"/>
      <text:p text:style-name="Standard"><text:s text:c="21"/>The benefits of adopting cloud servers in Cameroon extend beyond cost savings. Cloud infrastructure enhances data security, reliability, and accessibility. Mobley (2004) highlights that traditional maintenance approaches often lead to increased downtime. Cloud computing addresses this through redundancy—data is stored across multiple locations, ensuring continuous access even during power failures. Moreover, automatic updates and predictive maintenance systems offered by cloud providers align with Mobley’s emphasis on proactive maintenance. By implementing predictive analytics, organizations can detect potential system failures before they occur. This improves overall efficiency and reduces maintenance costs. Additionally, remote accessibility allows Cameroonian IT professionals to manage systems from anywhere, mitigating the impact of local skill shortages. </text:p>
      <text:p text:style-name="Standard"/>
      <text:p text:style-name="Standard"><text:s text:c="21"/>Several African nations have successfully implemented cloud-based systems to reduce IT maintenance challenges, providing valuable blueprints for Cameroon’s digital transformation. Rwanda’s IremboGov platform exemplifies this success through its hybrid cloud model, which offers comprehensive e-government services with minimal downtime. This platform has revolutionized how Rwandan citizens access government services, from business registration to birth certificates, demonstrating that cloud infrastructure can enhance both efficiency and accessibility in resource-constrained environments. The hybrid approach particularly proves strategic, as it balances the costeffectiveness of public cloud services with the security and control of private cloud infrastructure for sensitive governmental data.</text:p>
      <text:p text:style-name="Standard"><text:s text:c="21"/>Kenya’s educational cloud projects present another compelling case study, having achieved operational cost reductions exceeding 40% while simultaneously expanding digital access to educational resources across the country. These projects have enabled schools in remote areas to access the same quality of digital learning materials as their urban counterparts, effectively democratizing education through technology. The cost savings have been redirected toward enhancing educational content and training teachers, creating a virtuous cycle of improvement. Similar initiatives in Ghana and South Africa have yielded comparable results, with cloud-based learning management systems reducing the burden of maintaining on-premises servers while providing scalable solutions that grow with institutional needs.</text:p>
      <text:p text:style-name="Standard"><text:s text:c="24"/>These regional successes illustrate how strategic cloud integration can fundamentally transform maintenance processes, shifting IT departments from reactive troubleshooting to proactive service optimization. Traditional IT maintenance in African contexts often involves substantial challenges : limited spare parts availability, expensive proprietary software licenses, high energy costs for data center cooling, and the constant need for hardware upgrades. Cloud adoption addresses these pain points by transferring infrastructure responsibilities to specialized providers who achieve economies of scale unavailable to individual institutions. This transformation allows local IT personnel to focus on strategic initiatives rather than routine maintenance, ultimately delivering better services to end users.</text:p>
      <text:p text:style-name="Standard"/>
      <text:p text:style-name="Standard"><text:s text:c="2"/><text:span text:style-name="T1">Cameroon’s Cloud Readiness and Market Development</text:span></text:p>
      <text:p text:style-name="Standard"><text:s text:c="12"/></text:p>
      <text:p text:style-name="Standard"><text:soft-page-break/><text:s text:c="25"/>In Cameroon, the foundation for cloud adoption is gradually taking shape. Telecommunication companies such as MTN Cameroon and Orange Business have begun offering local cloud hosting solutions for enterprises, signaling market readiness for broader adoption. These initiatives represent more than commercial opportunities ; they demonstrate that the basic infrastructure and technical capacity for cloud services exist within the country. MTN’s data centers in Douala and Yaoundé, along with Orange’s enterprise cloud offerings, provide in-country hosting options that address some sovereignty concerns while offering lower latency than international cloud providers. Additionally, several local technology firms have emerged as cloud service integrators, helping organizations navigate the migration process and customize solutions to local contexts.</text:p>
      <text:p text:style-name="Standard"><text:s text:c="26"/>The presence of these local providers offers distinct advantages for Cameroonian organizations. Data localization addresses regulatory concerns about cross-border data flows, while local support teams understand the unique challenges of operating in the Cameroonian context, from power instability to bandwidth limitations. Furthermore, local providers can offer more flexible payment terms that accommodate the cash flow realities of Cameroonian businesses and institutions, potentially accepting payment in local currency and offering pricing models aligned with local purchasing power. This developing ecosystem suggests that Cameroon possesses the foundational elements needed for successful cloud adoption, requiring primarily coordination and strategic investment rather than building entirely new capabilities.</text:p>
      <text:p text:style-name="Standard"><text:s text:c="18"/>If the government incentivizes cloud migration for public institutions, Cameroon could achieve similar successes to its regional neighbors, dramatically improving data management and service delivery across multiple sectors. Government incentives might include tax breaks for organizations migrating to cloud platforms, preferential procurement policies favoring cloud-based solutions, subsidized internet connectivity for public institutions adopting cloud services, and investment in training programs to develop cloud expertise. Such incentives would accelerate adoption curves, creating network effects where increasing adoption drives down costs and improves service quality, making cloud solutions progressively more attractive. The potential applications span numerous sectors : healthcare systems could implement electronic health records accessible across facilities ; tax authorities could modernize collection systems ; educational institutions could expand digital learning ; and municipal governments could offer citizen services online.</text:p>
      <text:p text:style-name="Standard"/>
      <text:p text:style-name="Standard"><text:s text:c="2"/><text:span text:style-name="T1">Infrastructure Barriers and Connectivity Challenges</text:span></text:p>
      <text:p text:style-name="Standard"/>
      <text:p text:style-name="Standard"><text:s text:c="20"/>Despite these advantages, cloud computing adoption in Cameroon faces several significant barriers that must be systematically addressed. Poor internet connectivity remains perhaps the most critical obstacle to widespread adoption. Furht and Escalante (2010) note that cloud computing requires stable, high-speed internet to operate efficiently, as applications and data reside on remote servers accessed over network connections. The user experience of cloud services directly correlates with connection quality—latency, bandwidth, and reliability all affect whether cloud solutions feel responsive or frustratingly slow. Unfortunately, many regions in Cameroon lack reliable broadband infrastructure, with internet penetration rates significantly lower than needed for comprehensive cloud adoption. Rural areas face particular challenges, often relying on expensive and unreliable mobile data connections with limited bandwidth.</text:p>
      <text:p text:style-name="Standard"><text:s text:c="22"/>The infrastructure deficit manifests in multiple ways. First, bandwidth limitations constrain which cloud applications organizations can realistically deploy. Data-intensive applications like video conferencing, large-scale data analytics, or cloud-based backup solutions require consistent high-speed connections that many Cameroonian organizations simply cannot access. Second, intermittent connectivity creates operational risks, as cloud-dependent workflows become impossible during outages. Organizations accustomed to on-premises systems may hesitate to adopt cloud solutions when they cannot guarantee continuous access. Third, high costs for available bandwidth <text:soft-page-break/>make cloud computing economically unattractive for some organizations, particularly when pricing models charge for data transfer. An organization might find that bandwidth costs exceed potential savings from cloud adoption.</text:p>
      <text:p text:style-name="Standard"><text:s text:c="24"/>Addressing these connectivity challenges requires substantial investment in telecommunications infrastructure. Expanding fiber optic networks beyond major cities, upgrading mobile networks to 4G and 5G standards, reducing the cost of internet access through increased competition and regulatory reform, and implementing redundancy measures to improve reliability all represent necessary steps. The government could prioritize connecting public institutions, schools, hospitals, and administrative offices to high-quality internet as a foundation for cloud adoption. Publicprivate partnerships might accelerate deployment, with telecommunications companies receiving incentives to extend coverage in exchange for guaranteed government contracts. International development organizations have shown willingness to invest in African digital infrastructure, presenting opportunities for external funding if Cameroon develops credible implementation plans. </text:p>
      <text:p text:style-name="Standard"><text:s text:c="30"/>Concerns Beyond infrastructure, concerns about data sovereignty and cybersecurity significantly hinder cloud adoption in Cameroon. Organizations fear losing control over sensitive data hosted on external servers, particularly when those servers reside in foreign jurisdictions with different legal frameworks. For government agencies handling citizen data, financial institutions managing customer information, and healthcare providers storing patient records, the question of who can access their data and under what circumstances becomes paramount. The experience of other nations demonstrates that these concerns are not merely theoretical ; foreign intelligence services have accessed data stored by cloud providers, and some governments have compelled providers to surrender customer data despite privacy protections. For Cameroonian organizations, hosting data with international cloud providers raises questions about vulnerability to foreign surveillance or legal actions. </text:p>
      <text:p text:style-name="Standard"><text:s text:c="17"/>The lack of comprehensive national data protection laws exacerbates these fears, creating legal uncertainty about data handling obligations and liabilities. Without clear regulations defining data ownership, processing requirements, breach notification obligations, and cross-border transfer restrictions, organizations struggle to assess compliance risks associated with cloud adoption. This regulatory vacuum leaves them potentially exposed to future liability if laws are enacted retroactively or if they face legal action in other jurisdictions. Additionally, ambiguous regulations make it difficult for cloud providers to design compliant services, potentially deterring international providers from offering services in Cameroon or limiting the features they provide. The absence of regulatory clarity also complicates contractual negotiations, as organizations cannot reference statutory requirements when defining service level agreements and data handling procedures with cloud providers.</text:p>
      <text:p text:style-name="Standard"><text:s text:c="16"/>Developing a robust legal and regulatory framework for cloud computing should thus become a priority for Cameroonian policymakers. A comprehensive data protection law modeled on frameworks like the European Union’s General Data Protection Regulation (GDPR) or the African Union’s Convention on Cyber Security and Personal Data Protection would provide the foundation. Such legislation should address data classification and handling requirements for different sensitivity levels, requirements for data localization versus permissions for cross-border transfers, breach notification requirements and penalties, individual rights regarding personal data, and certification requirements for cloud service providers operating in Cameroon. Accompanying regulations could establish a supervisory authority to oversee compliance, investigate breaches, and provide guidance to organizations navigating cloud adoption. </text:p>
      <text:p text:style-name="Standard"><text:s text:c="21"/>Cybersecurity concerns extend beyond data sovereignty to encompass technical vulnerabilities and operational security practices. Organizations worry about unauthorized access to cloud-hosted data, either through technical exploits or insider threats. While reputable cloud providers typically offer security capabilities exceeding what most organizations can implement independently—including sophisticated threat detection, regular security updates, encryption, and redundancy—the <text:soft-page-break/>perception of increased risk persists. This perception partly reflects knowledge gaps, as many IT professionals trained on on-premises systems lack familiarity with cloud security models and the shared responsibility framework where providers secure infrastructure while customers secure their applications and data. Misconfigurations by customers represent a leading cause of cloud security breaches, highlighting the need for expertise in cloud-specific security practices.</text:p>
      <text:p text:style-name="Standard"/>
      <text:p text:style-name="Standard"><text:s text:c="14"/>Another significant barrier is limited awareness and technical expertise among IT personnel, which substantially slows migration efforts. Many Cameroonian IT professionals received training focused on traditional on-premises infrastructure, leaving them unprepared for cloud technologies’ architectural patterns, security models, and operational practices. This skills gap manifests in several ways. Organizations may lack personnel capable of assessing which workloads suit cloud migration, planning migration strategies, or implementing migrations securely. Even after migration, operating cloud infrastructure efficiently requires different skills than managing physical servers—understanding cloud-native services, optimizing costs through proper resource sizing, implementing infrastructure as code, and monitoring distributed systems all demand expertise that may not exist within organizations.</text:p>
      <text:p text:style-name="Standard"/>
      <text:p text:style-name="Standard"><text:s text:c="6"/></text:p>
      <text:p text:style-name="Standard"><text:s text:c="13"/>Conclusively, for cameroon's organisations , cloud servers offer a clear path out of persistent IT maintenance problems: they remove the need for constant local hardware unkkeep, provide automatic updates and centralized security management, and it also let institutions scale services without large capital investements and creates room for workers to concerntrate on innovations rather than repairs. </text:p>
      <text:p text:style-name="Standard"/>
      <text:p text:style-name="Standard"/>
      <text:p text:style-name="P1">References<text:span text:style-name="T2">:</text:span></text:p>
      <text:p text:style-name="P1"><text:span text:style-name="T2"/></text:p>
      <text:p text:style-name="P1"><text:span text:style-name="T2">Furht,B ,Escalante, A.(Eds.)(2010). THE HENDBOOK OF CLOUDCOMPUTING. Springer</text:span></text:p>
      <text:p text:style-name="P1"><text:span text:style-name="T2">R. Keith Mobley (2004). MANTENANCE FUNDAMENTALS(2</text:span><text:span text:style-name="T3">nd</text:span><text:span text:style-name="T2"> edition)</text:span></text:p>
      <text:p text:style-name="P2"><text:s/></text:p>
      <text:p text:style-name="P2"/>
      <text:p text:style-name="Standard"><text:s text:c="16"/></text:p>
      <text:p text:style-name="Standard"><text:s text:c="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4T11:25:12.33</meta:creation-date>
    <meta:document-statistic meta:table-count="0" meta:image-count="0" meta:object-count="0" meta:page-count="7" meta:paragraph-count="41" meta:word-count="3664" meta:character-count="28143"/>
    <dc:date>2025-10-24T14:51:54.44</dc:date>
    <meta:editing-duration>PT26M11S</meta:editing-duration>
    <meta:editing-cycles>1</meta:editing-cycles>
    <meta:generator>OpenOffice/4.1.14$Win32 OpenOffice.org_project/4114m1$Build-9811</meta:generator>
  </office:meta>
</office:document-meta>
</file>